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O3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O4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O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O6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O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8:.O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9:.O9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0:.O10];&quot;X&quot; )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1:.O11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2:.O12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3:.O13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4:.O14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5:.O15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6:.O16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7:.O1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8:.O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19:.O1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0:.O2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1:.O2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2:.O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3:.O2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4:.O2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5:.O25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6:.O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7:.O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8:.O2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29:.O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0:.O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1:.O31];&quot;X&quot; )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2:.O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3:.O33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4:.O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5:.O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6:.O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7:.O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8:.O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39:.O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0:.O4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1:.O4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2:.O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3:.O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4:.O4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5:.O45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6:.O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47:.O47];&quot;X&quot; )" office:value-type="float" office:value="5" calcext:value-type="float">
            <text:p>5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48:.O4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49:.O49];&quot;X&quot; )" office:value-type="float" office:value="4" calcext:value-type="float">
            <text:p>4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0:.O5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1:.O51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2:.O52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3:.O5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4:.O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55:.O5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56:.O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ll numeric types</text:p>
          </table:table-cell>
          <table:table-cell table:style-name="ce3" table:formula="of:=COUNTIF([.E57:.O57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58:.O58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59:.O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0:.O6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1:.O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2:.O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3:.O63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64:.O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65:.O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ll numeric types</text:p>
          </table:table-cell>
          <table:table-cell table:style-name="ce3" table:formula="of:=COUNTIF([.E66:.O66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7:.O67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8:.O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9:.O69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0:.O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1:.O71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2:.O7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73:.O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74:.O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75:.O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76:.O7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77:.O77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78:.O7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79:.O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Gbak on server</text:p>
          </table:table-cell>
          <table:table-cell table:style-name="ce3" table:formula="of:=COUNTIF([.E80:.O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table:style-name="ce3" table:formula="of:=COUNTIF([.E81:.O81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82:.O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83:.O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84:.O84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85:.O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86:.O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87:.O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88:.O8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8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89:.O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90:.O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23:04:29.399970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0-10T23:29:06.849885884</dc:date>
    <dc:creator>Tony Whyman</dc:creator>
    <meta:editing-duration>PT15H9M31S</meta:editing-duration>
    <meta:editing-cycles>18</meta:editing-cycles>
    <meta:generator>LibreOffice/4.2.8.2$Linux_X86_64 LibreOffice_project/420m0$Build-2</meta:generator>
    <meta:document-statistic meta:table-count="1" meta:cell-count="525" meta:object-count="0"/>
  </office:meta>
</office:document-meta>
</file>